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master-page-name="HTML">
      <style:paragraph-properties style:page-number="auto"/>
    </style:style>
    <style:style style:name="P2" style:family="paragraph" style:list-style-name="L1"/>
    <style:style style:name="P3" style:family="paragraph" style:list-style-name="L2"/>
    <style:style style:name="P4" style:family="paragraph" style:list-style-name="L3"/>
    <style:style style:name="P5" style:family="paragraph" style:list-style-name="L4"/>
    <style:style style:name="P6" style:family="paragraph" style:list-style-name="L5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“Test only” 2020-04-24 </text:h>
      <text:h text:style-name="Heading_20_2" text:outline-level="2">AA @Assignee</text:h>
      <text:p text:style-name="Text_20_body">DONE: 20200317,0402,11 to be done ✔ @me @myself @andI+++</text:p>
      <text:p text:style-name="Text_20_body">yyyy</text:p>
      <text:p text:style-name="Text_20_body">REQ: requirement ABC</text:p>
      <text:list xml:id="list945828358" text:style-name="L1">
        <text:list-item>
          <text:p text:style-name="Text_20_body">detail A </text:p>
        </text:list-item>
        <text:list-item>
          <text:p text:style-name="Text_20_body">detail B++ </text:p>
        </text:list-item>
        <text:list-item>
          <text:p text:style-name="Text_20_body">detail C </text:p>
        </text:list-item>
      </text:list>
      <text:p text:style-name="Text_20_body">cccc</text:p>
      <text:p text:style-name="Text_20_body">TEST: to be tested @redundant @redundant</text:p>
      <text:list xml:id="list2803742002" text:style-name="L2">
        <text:list-item>
          <text:p text:style-name="Text_20_body">step A </text:p>
        </text:list-item>
        <text:list-item>
          <text:p text:style-name="Text_20_body">step B ✔ </text:p>
        </text:list-item>
        <text:list-item>
          <text:p text:style-name="Text_20_body">step C </text:p>
        </text:list-item>
      </text:list>
      <text:p text:style-name="Text_20_body">TODO: 20200317,0402,11 to be done @möller @abc-def_hij+++</text:p>
      <text:h text:style-name="Heading_20_3" text:outline-level="3">AAA @vvv++</text:h>
      <text:p text:style-name="Text_20_body">TARGET: this is my next target 2020-04-24 @me @john</text:p>
      <text:p text:style-name="Text_20_body">text only+++</text:p>
      <text:p text:style-name="Text_20_body">BUG: this is an important bug++</text:p>
      <text:h text:style-name="Heading_20_4" text:outline-level="4">AAAA</text:h>
      <text:p text:style-name="Text_20_body">BUG: @me minor bug @john @möll @Assignee</text:p>
      <text:list xml:id="list2215721740" text:style-name="L3">
        <text:list-item>
          <text:p text:style-name="Text_20_body">not reproducable </text:p>
        </text:list-item>
        <text:list-item>
          <text:p text:style-name="Text_20_body">strange </text:p>
        </text:list-item>
      </text:list>
      <text:h text:style-name="Heading_20_3" text:outline-level="3"><text:a xlink:type="simple" xlink:href="http://www.demo.org/test/" text:style-name="Internet_20_link" text:visited-style-name="Visited_20_Internet_20_Link">TEST</text:a> ++</text:h>
      <text:p text:style-name="Text_20_body">text only 2020-03-09 @may</text:p>
      <text:p text:style-name="Text_20_body">text only 2020-03-09Z12:00:00 timezone 2020-03-09 date</text:p>
      <text:p text:style-name="Text_20_body">skype:12345</text:p>
      <text:p text:style-name="Text_20_body"><text:a xlink:type="simple" xlink:href="tel:+0123456789" text:style-name="Internet_20_link" text:visited-style-name="Visited_20_Internet_20_Link">tel:+0123456789</text:a> @james</text:p>
      <text:p text:style-name="Text_20_body">2020 Year</text:p>
      <text:p text:style-name="Text_20_body">202004 YearMonth <text:a xlink:type="simple" xlink:href="mailto:me@myself.org" text:style-name="Internet_20_link" text:visited-style-name="Visited_20_Internet_20_Link">me@myself.org</text:a> </text:p>
      <text:p text:style-name="Text_20_body">20200401 YearMonthDay</text:p>
      <text:p text:style-name="Text_20_body">a <text:a xlink:type="simple" xlink:href="../../../picture.png" text:style-name="Internet_20_link" text:visited-style-name="Visited_20_Internet_20_Link">AAA</text:a> @mmm nnn</text:p>
      <text:h text:style-name="Heading_20_2" text:outline-level="2"><text:soft-page-break/>#BBC</text:h>
      <text:h text:style-name="Heading_20_3" text:outline-level="3">BBB+++</text:h>
      <text:p text:style-name="Text_20_body">TODO: can be done #abc @meReview</text:p>
      <text:p text:style-name="Text_20_body">DONE: 20200120 this was done @me</text:p>
      <text:p text:style-name="Text_20_body"><text:a xlink:type="simple" xlink:href="http://www.dummy.com/test%20abc%20%28inside%29/" text:style-name="Internet_20_link" text:visited-style-name="Visited_20_Internet_20_Link">http://www.dummy.com/test abc (inside)/</text:a> </text:p>
      <text:p text:style-name="Text_20_body">TODO: has to be done @you++</text:p>
      <text:p text:style-name="Text_20_body">TODO: must be done @me+++</text:p>
      <text:p text:style-name="Text_20_body">abc “öäü”</text:p>
      <text:list xml:id="list2168578842" text:style-name="L4">
        <text:list-item>
          <text:p text:style-name="Text_20_body">mmm </text:p>
        </text:list-item>
        <text:list-item>
          <text:p text:style-name="Text_20_body">nnn++ </text:p>
        </text:list-item>
        <text:list-item>
          <text:p text:style-name="Text_20_body">ooo @her+++ </text:p>
        </text:list-item>
      </text:list>
      <text:p text:style-name="Text_20_body">Fig. chart.png: current plan++</text:p>
      <text:p text:style-name="Text_20_body">get new figures @muller++</text:p>
      <text:p text:style-name="Text_20_body">@muller informed about new figures+++</text:p>
      <text:h text:style-name="Heading_20_2" text:outline-level="2">CC</text:h>
      <text:p text:style-name="Text_20_body">list</text:p>
      <text:list xml:id="list1418646879" text:style-name="L5">
        <text:list-item>
          <text:p text:style-name="Text_20_body">A </text:p>
          <text:list>
            <text:list-item>
              <text:p text:style-name="Text_20_body">AA </text:p>
              <text:list>
                <text:list-item>
                  <text:p text:style-name="Text_20_body">AAA </text:p>
                  <text:list>
                    <text:list-item>
                      <text:p text:style-name="Text_20_body">AAAA </text:p>
                      <text:list>
                        <text:list-item>
                          <text:p text:style-name="Text_20_body">AAAA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Test 2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24T16:54:44.947000000</dc:date>
    <meta:editing-duration>PT3M7S</meta:editing-duration>
    <meta:editing-cycles>2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53" meta:word-count="173" meta:character-count="980" meta:non-whitespace-character-count="858"/>
  </office:meta>
</office:document-meta>
</file>